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eligor.246371/#resource-35396">Eligo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shadowhuntah-lujka.277032/#resource-37771">Shadowhuntah Lujka</text:a></text:p>
          </table:table-cell>
          <table:table-cell office:value-type="string">
            <text:p><text:a xlink:href="https://www.hiveworkshop.com/members/misha.150504/">Misha</text:a>, <text:a xlink:href="https://www.hiveworkshop.com/members/hayate.198192/">Hayate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6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supernova.85146/#resource-52328">BTNSupernova</text:a></text:p>
          </table:table-cell>
          <table:table-cell office:value-type="string">
            <text:p><text:a xlink:href="https://www.hiveworkshop.com/members/bloodyroadkill.149710/">bloodyroadkil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orbfrostnew.291886/#resource-71019">OrbFrostNe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cloakofresistance.304182/#resource-77788">BTNCloakOfResistance</text:a></text:p>
          </table:table-cell>
          <table:table-cell office:value-type="string">
            <text:p><text:a xlink:href="https://www.hiveworkshop.com/members/princeyaser.252315/">PrinceYaser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witch-doctor-ritual.299160/#resource-74804">Witch Doctor Ritual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demonarrow.181487/#resource-59695">BTNDemon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thunderarrow.94370/#resource-52737">BTNThunder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presence.279705/#resource-66109">BTNbloodpresence</text:a></text:p>
          </table:table-cell>
          <table:table-cell office:value-type="string">
            <text:p><text:a xlink:href="https://www.hiveworkshop.com/members/blizzard-entertainment.159558/">Blizzard Entertainment</text:a>, Kawaii Stain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eligor.246372/#resource-64129">BTNEligor</text:a></text:p>
          </table:table-cell>
          <table:table-cell office:value-type="string">
            <text:p><text:a xlink:href="https://www.hiveworkshop.com/members/grendel.185967/">-Grende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eye.195431/#resource-60851">BTNBloodey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6/23/2018</text:date>, <text:time>22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5M19S</meta:editing-duration>
    <meta:editing-cycles>16</meta:editing-cycles>
    <meta:generator>OpenOffice/4.1.3$Win32 OpenOffice.org_project/413m1$Build-9783</meta:generator>
    <dc:date>2018-06-23T22:39:34.25</dc:date>
    <dc:creator>Joachim Marin</dc:creator>
    <meta:document-statistic meta:table-count="3" meta:cell-count="291" meta:object-count="0"/>
    <meta:user-defined meta:name="Info 1"/>
    <meta:user-defined meta:name="Info 2"/>
    <meta:user-defined meta:name="Info 3"/>
    <meta:user-defined meta:name="Info 4"/>
  </office:meta>
</office:document-meta>
</file>